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fed7e" officeooo:paragraph-rsid="002e4f94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334cd4" officeooo:paragraph-rsid="00334cd4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Castle log: write time, datetime</text:p>
            <text:p text:style-name="P13"/>
          </table:table-cell>
          <table:table-cell table:style-name="Table1.B2" office:value-type="string">
            <text:p text:style-name="P2">type TLogDateStamp=(ldsNone,ldsTime,ldsDateTime);</text:p>
            <text:p text:style-name="Preformatted_20_Text">...</text:p>
            <text:p text:style-name="Preformatted_20_Text">procedure InitializeLog(const ProgramVersion: string = ''; const ALogStream: TStream = nil; DateTimeStamp:TLogDateStamp=ldsNone);</text:p>
            <text:p text:style-name="Preformatted_20_Text">...</text:p>
            <text:p text:style-name="P17">var CurrentLogDateTimeStampMode:TLogDateStamp;</text:p>
            <text:p text:style-name="P6"/>
          </table:table-cell>
        </table:table-row>
        <table:table-row>
          <table:table-cell table:style-name="Table1.A2" office:value-type="string">
            <text:p text:style-name="P14">interface.id</text:p>
            <text:p text:style-name="P1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On enter</text:p>
            <text:p text:style-name="P14">On leave</text:p>
            <text:p text:style-name="P14">On down</text:p>
            <text:p text:style-name="P14">On release</text:p>
            <text:p text:style-name="P14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ouchOver interface_id</text:p>
            <text:p text:style-name="P1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state1</text:p>
            <text:p text:style-name="P14">state2</text:p>
            <text:p text:style-name="P14">animate state1-&gt;state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actor -&gt; npc -&gt; character</text:p>
          </table:table-cell>
          <table:table-cell table:style-name="Table1.B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4">animation:</text:p>
            <text:p text:style-name="P14">slide</text:p>
            <text:p text:style-name="P14">fade</text:p>
            <text:p text:style-name="P14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actions/perks -&gt; perk.image</text:p>
            <text:p text:style-name="P20">action = class(activeperk)</text:p>
          </table:table-cell>
          <table:table-cell table:style-name="Table1.B2" office:value-type="string">
            <text:p text:style-name="P2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00:52:09.379602986</dc:date>
    <meta:editing-duration>PT8H57M4S</meta:editing-duration>
    <meta:editing-cycles>15</meta:editing-cycles>
    <meta:generator>LibreOffice/4.3.3.2$Linux_X86_64 LibreOffice_project/430m0$Build-2</meta:generator>
    <meta:document-statistic meta:table-count="1" meta:image-count="0" meta:object-count="0" meta:page-count="2" meta:paragraph-count="47" meta:word-count="161" meta:character-count="1410" meta:non-whitespace-character-count="1295"/>
  </office:meta>
</office:document-meta>
</file>